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819cm" table:align="margins"/>
    </style:style>
    <style:style style:name="Table1.A" style:family="table-column">
      <style:table-column-properties style:column-width="2.196cm" style:rel-column-width="8557*"/>
    </style:style>
    <style:style style:name="Table1.B" style:family="table-column">
      <style:table-column-properties style:column-width="7.091cm" style:rel-column-width="27629*"/>
    </style:style>
    <style:style style:name="Table1.C" style:family="table-column">
      <style:table-column-properties style:column-width="4.022cm" style:rel-column-width="15670*"/>
    </style:style>
    <style:style style:name="Table1.D" style:family="table-column">
      <style:table-column-properties style:column-width="3.51cm" style:rel-column-width="13679*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97cm" fo:border="0.05pt solid #000000">
        <style:background-image/>
      </style:table-cell-properties>
    </style:style>
    <style:style style:name="Tabla1" style:family="table">
      <style:table-properties style:width="16.819cm" table:align="margins"/>
    </style:style>
    <style:style style:name="Tabla1.A" style:family="table-column">
      <style:table-column-properties style:column-width="2.196cm" style:rel-column-width="8557*"/>
    </style:style>
    <style:style style:name="Tabla1.B" style:family="table-column">
      <style:table-column-properties style:column-width="7.091cm" style:rel-column-width="27629*"/>
    </style:style>
    <style:style style:name="Tabla1.C" style:family="table-column">
      <style:table-column-properties style:column-width="4.022cm" style:rel-column-width="15670*"/>
    </style:style>
    <style:style style:name="Tabla1.D" style:family="table-column">
      <style:table-column-properties style:column-width="3.51cm" style:rel-column-width="1367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2pt"/>
    </style:style>
    <style:style style:name="P2" style:family="paragraph" style:parent-style-name="Text_20_body">
      <style:paragraph-properties fo:line-height="115%" fo:text-align="center" style:justify-single-word="false"/>
      <style:text-properties fo:font-variant="small-caps" fo:color="#000000" style:font-name="Cambria" fo:font-size="32pt" style:text-underline-style="solid" style:text-underline-width="auto" style:text-underline-color="font-color" fo:font-weight="bold" style:font-size-asian="32pt" style:font-size-complex="32pt"/>
    </style:style>
    <style:style style:name="P3" style:family="paragraph" style:parent-style-name="Table_20_Contents">
      <style:paragraph-properties fo:text-align="center" style:justify-single-word="false"/>
      <style:text-properties fo:color="#ffffcc"/>
    </style:style>
    <style:style style:name="P4" style:family="paragraph" style:parent-style-name="Table_20_Contents">
      <style:paragraph-properties fo:text-align="center" style:justify-single-word="false"/>
      <style:text-properties officeooo:rsid="000a7dd8" officeooo:paragraph-rsid="000a7dd8"/>
    </style:style>
    <style:style style:name="P5" style:family="paragraph" style:parent-style-name="Standard">
      <style:paragraph-properties fo:text-align="center" style:justify-single-word="false"/>
      <style:text-properties officeooo:rsid="000a7dd8" officeooo:paragraph-rsid="000a7dd8"/>
    </style:style>
    <style:style style:name="P6" style:family="paragraph" style:parent-style-name="Table_20_Contents">
      <style:paragraph-properties fo:text-align="start" style:justify-single-word="false"/>
      <style:text-properties officeooo:rsid="000a7dd8" officeooo:paragraph-rsid="000cec51"/>
    </style:style>
    <style:style style:name="P7" style:family="paragraph" style:parent-style-name="Table_20_Contents">
      <style:paragraph-properties fo:text-align="start" style:justify-single-word="false"/>
      <style:text-properties officeooo:rsid="000cec51" officeooo:paragraph-rsid="000cec51"/>
    </style:style>
    <style:style style:name="P8" style:family="paragraph" style:parent-style-name="Text_20_body">
      <style:paragraph-properties fo:line-height="115%" fo:text-align="start" style:justify-single-word="false"/>
      <style:text-properties fo:font-size="12pt" officeooo:rsid="000a7dd8" officeooo:paragraph-rsid="000a7dd8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0a7dd8" officeooo:paragraph-rsid="000a7dd8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0a7dd8" officeooo:paragraph-rsid="000cec51"/>
    </style:style>
    <style:style style:name="P11" style:family="paragraph" style:parent-style-name="Text_20_body">
      <style:paragraph-properties fo:line-height="115%" fo:text-align="start" style:justify-single-word="false"/>
      <style:text-properties fo:font-size="12pt" officeooo:rsid="000bd350" officeooo:paragraph-rsid="000bd350"/>
    </style:style>
    <style:style style:name="P12" style:family="paragraph" style:parent-style-name="Text_20_body">
      <style:paragraph-properties fo:text-align="start" style:justify-single-word="false"/>
      <style:text-properties fo:font-size="12pt" officeooo:rsid="000cec51" officeooo:paragraph-rsid="000cec51"/>
    </style:style>
    <style:style style:name="P13" style:family="paragraph" style:parent-style-name="Text_20_body">
      <style:text-properties officeooo:rsid="000a7dd8" officeooo:paragraph-rsid="000a7dd8"/>
    </style:style>
    <style:style style:name="P14" style:family="paragraph" style:parent-style-name="Text_20_body">
      <style:paragraph-properties fo:line-height="115%" fo:text-align="start" style:justify-single-word="false"/>
      <style:text-properties officeooo:paragraph-rsid="0010b0a0"/>
    </style:style>
    <style:style style:name="T1" style:family="text">
      <style:text-properties fo:color="#632423" fo:font-size="23pt" fo:font-weight="bold"/>
    </style:style>
    <style:style style:name="T2" style:family="text">
      <style:text-properties fo:color="#632423" fo:font-size="20pt" fo:font-weight="bold" officeooo:rsid="000a7dd8" style:font-size-asian="20pt" style:font-size-complex="20pt"/>
    </style:style>
    <style:style style:name="T3" style:family="text">
      <style:text-properties fo:font-size="12pt"/>
    </style:style>
    <style:style style:name="T4" style:family="text">
      <style:text-properties fo:font-size="12pt" officeooo:rsid="000a7dd8"/>
    </style:style>
    <style:style style:name="T5" style:family="text">
      <style:text-properties officeooo:rsid="000a7dd8"/>
    </style:style>
    <style:style style:name="T6" style:family="text">
      <style:text-properties officeooo:rsid="000bd3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ventory Transfer</text:p>
      <text:p text:style-name="P14"><text:span text:style-name="T2">{Organization.organizationname}</text:span></text:p>
      <text:p text:style-name="P14"><text:span text:style-name="T4">{Organization.address}</text:span></text:p>
      <text:p text:style-name="P14"><text:span text:style-name="T4">{Organization.city}</text:span></text:p>
      <text:p text:style-name="P8">{Organization.phone}</text:p>
      <text:p text:style-name="P8">{Organization.fax}</text:p>
      <text:p text:style-name="P11">{SalesOrder.salesorder_no} {SalesOrder.subject} {SalesOrder.duedate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Quantity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Unit Price</text:p>
          </table:table-cell>
          <table:table-cell table:style-name="Table1.D1" office:value-type="string">
            <text:p text:style-name="P3">Total <text:span text:style-name="T5">Received</text:span></text:p>
          </table:table-cell>
        </table:table-row>
      </table:table>
      <text:p text:style-name="P13">{foreach InventoryDetails}</text:p>
      <text:p text:style-name="P6"><text:span text:style-name="T6">{foreach Products}</text:span></text:p>
      <text:p text:style-name="P7">{ifexists Products}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">{InventoryDetails.quantity}</text:p>
          </table:table-cell>
          <table:table-cell table:style-name="Tabla1.A1" office:value-type="string">
            <text:p text:style-name="Table_20_Contents">{Products.productname}</text:p>
          </table:table-cell>
          <table:table-cell table:style-name="Tabla1.A1" office:value-type="string">
            <text:p text:style-name="P4">{InventoryDetails.listprice}</text:p>
          </table:table-cell>
          <table:table-cell table:style-name="Tabla1.D1" office:value-type="string">
            <text:p text:style-name="P4">{InventoryDetails.units_delivered_received}</text:p>
          </table:table-cell>
        </table:table-row>
      </table:table>
      <text:p text:style-name="P12">{/ifexists}</text:p>
      <text:p text:style-name="P9">{/foreach}</text:p>
      <text:p text:style-name="P10">{/foreach}</text:p>
      <text:p text:style-name="P1"/>
      <text:p text:style-name="P1"/>
      <text:p text:style-name="P1"/>
      <text:p text:style-name="P1"/>
      <text:p text:style-name="P1"/>
      <text:p text:style-name="P1">Signature: _____________________</text:p>
      <text:p text:style-name="P5">{Users.first_name} {Users.last_nam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1.11pt double #314004" style:border-line-width="0.002cm 0.035cm 0.002cm" fo:padding="0.051cm" style:shadow="none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22:44.110767754</meta:creation-date>
    <meta:editing-duration>PT17M27S</meta:editing-duration>
    <meta:editing-cycles>7</meta:editing-cycles>
    <meta:generator>LibreOffice/5.0.3.2$Linux_X86_64 LibreOffice_project/00m0$Build-2</meta:generator>
    <dc:description>Here is printable Inventory Transfer Invoice Sample  that every business can use to make these invoices free of cost. Also try to use these &lt;a href="http://www.wordexcelsample.com/6-daily-calendar-templates.html"&gt;Daily Calendar Templates&lt;/a&gt;, &lt;a href="http://www.wordexcelsample.com/critical-path-templates.html"&gt;Critical Path Templates&lt;/a&gt;, &lt;a href="http://www.wordexcelsample.com/4-credit-card-payoff-spreadsheets.html"&gt;Credit Card Payoff Spreadsheets&lt;/a&gt; and &lt;a href="http://www.wordexcelsample.com/5-contact-list-templates.html"&gt;Contact List Templates&lt;/a&gt; etc.</dc:description>
    <dc:subject>&lt;a href="http://www.wordexcelsample.com/6-debt-reduction-calculators.html"&gt;Debt Reduction Calculators&lt;/a&gt;</dc:subject>
    <dc:title>Inventory Transfer Invoice Sample </dc:title>
    <meta:keyword>printable sales Invoices template</meta:keyword>
    <meta:initial-creator>joe </meta:initial-creator>
    <dc:date>2018-01-08T19:42:52.820645451</dc:date>
    <dc:creator>joe </dc:creator>
    <meta:document-statistic meta:table-count="2" meta:image-count="0" meta:object-count="0" meta:page-count="1" meta:paragraph-count="23" meta:word-count="33" meta:character-count="521" meta:non-whitespace-character-count="511"/>
    <meta:user-defined meta:name="License">&lt;a href="http://www.wordexcelsample.com/"&gt;Word Excel Samples&lt;/a&gt;</meta:user-defined>
  </office:meta>
</office:document-meta>
</file>